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da692" officeooo:paragraph-rsid="000da692"/>
    </style:style>
    <style:style style:name="P2" style:family="paragraph" style:parent-style-name="Standard" style:list-style-name="L1">
      <style:text-properties fo:language="ru" fo:country="RU" officeooo:rsid="000da692" officeooo:paragraph-rsid="000da692"/>
    </style:style>
    <style:style style:name="P3" style:family="paragraph" style:parent-style-name="Standard" style:list-style-name="L2">
      <style:text-properties fo:language="ru" fo:country="RU" officeooo:rsid="000da692" officeooo:paragraph-rsid="000da692"/>
    </style:style>
    <style:style style:name="P4" style:family="paragraph" style:parent-style-name="Standard" style:list-style-name="L3">
      <style:text-properties fo:language="ru" fo:country="RU" officeooo:rsid="000da692" officeooo:paragraph-rsid="000da692"/>
    </style:style>
    <style:style style:name="P5" style:family="paragraph" style:parent-style-name="Standard" style:list-style-name="L4">
      <style:text-properties fo:language="ru" fo:country="RU" officeooo:rsid="000da692" officeooo:paragraph-rsid="000da692"/>
    </style:style>
    <style:style style:name="P6" style:family="paragraph" style:parent-style-name="Standard">
      <style:text-properties fo:language="ru" fo:country="RU" fo:font-weight="bold" officeooo:rsid="000da692" officeooo:paragraph-rsid="000da692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ru" fo:country="RU" officeooo:rsid="000da6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super 58%" fo:font-style="normal" style:font-style-asian="normal" style:font-style-complex="normal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История. 29.09.2015.</text:p>
      <text:p text:style-name="Subtitle">Смутное время</text:p>
      <text:p text:style-name="P7"><text:span text:style-name="T1">В истории смутного времени выделяются три периода:</text:span></text:p>
      <text:list xml:id="list5713970171029429345" text:style-name="L1">
        <text:list-item>
          <text:p text:style-name="P2"><text:span text:style-name="T2">1598-1606 </text:span>- династический</text:p>
        </text:list-item>
        <text:list-item>
          <text:p text:style-name="P2"><text:span text:style-name="T2">1606-1610 </text:span>- социальный</text:p>
        </text:list-item>
        <text:list-item>
          <text:p text:style-name="P2"><text:span text:style-name="T2">1611-1613 —</text:span> национально-освободительный</text:p>
        </text:list-item>
      </text:list>
      <text:p text:style-name="P1"/>
      <text:p text:style-name="P1">Династический кризис в стране, как считают историки, начался со смерти Ивана IV, когда на престол был возведен его средний сын Федор Иванович (из-за того, что он был болен, фактически, страной с <text:span text:style-name="T2">1584</text:span> по <text:span text:style-name="T2">1598 </text:span>год управлял его регент - Борис Годунов, который после смерти Федора в <text:span text:style-name="T2">1598 </text:span>был избран на земском соборе царем). <text:span text:style-name="T4">Борис Годунов был первым в России избранным царём</text:span>. Годунов, как считают многие историки, был неплохим правителем и царем. Он начал восстановление страны после опричнины и ливонской войны (за счет, фактически, окончательного закрепощения крестьян). В <text:span text:style-name="T2">1595 </text:span>Юрьев день фактически был запрещён, в <text:span text:style-name="T2">1597 </text:span>были введены урочные лета - сыск беглых крестьян. Годунов заключил перимирие с Польшой на 15 лет, провел успешную русско-шведскую войну и вернул России выход в Балтику. При нем Западная Сибирь окончательно стала российской территорией. Впервые при нем 12 лучших дворянских детей были отправлены на обучение заграницу. Однако, в своей деятельности, он, как и Иван IV, Борис полностью опирался на дворянство, чем вызвал раздражение боярства. Против него выступили знатные боярские роды, среди которых были Романоввы. В <text:span text:style-name="T2">1604 </text:span>на западной границе России появился первый самозванец - Лжедмитрий I (как считают историки, это был беглый монах из Чудова монастыря Григорий Отрепьев). <text:s/>Служил у бояр Романовых, потом в Чудовом монастыре писарем. По инициативе Годунова в <text:span text:style-name="T2">1589 </text:span>в России было введено патриаршество, и первым патриархом был Иов. До появления самозванца с <text:span text:style-name="T2">1601 </text:span>по <text:span text:style-name="T2">1603 </text:span>в России разразился страшный голод. Набожные люди считали это наказанием за то, что они допустили на престол нединастического царя. В июне <text:span text:style-name="T2">1605 </text:span>Лжедмитрий I вошёл в Москву, и Москва ему присягнула, как настоящему царю. Но через 11 месяцев, в мае <text:span text:style-name="T2">1606</text:span>, началось московское восстание против поляков и самозванца, самозванец был убит.</text:p>
      <text:p text:style-name="P1"/>
      <text:p text:style-name="P1">На стихийном земском соборе по "выкрику из толпы" новым царем был провозглашён Василий Шуйский (<text:span text:style-name="T2">1606-1610</text:span>). Поскольку он был боярином, то, в первую очередь, он отражал интересы боярского сословия (раздвавал земли, крестьян, увеличивал налоги). Против него началась гражданская война под предводительством Ивана Болотникова (<text:span text:style-name="T2">1606-1607</text:span>). При поддержке дворянства, которое, в конце-концов, перешло на сторону власти, болотниковцы были разбиты. Но вскоре на западной границе появился новый самозванец - Лжедмитрий II (личность неизвестна). Вместе с поляками, казачеством и городскими низами, самозванец пошел на Москву. Но был остановлен в селе Тушино и вошел в историю, как "Тушинский вор". Для борьбы с самозванцем, боясь опереться на собственный народ, Шуйский обратился за военной помощью к Швеции. Объединенное русско-шведское войско вытеснило самозванца в Калугу, но после этого шведы стали захватывать северо-западные территории и оккупировали Великий Новгород, началась шведская интервенция. А На западе поляки осадили Смоленск → началась польская интервенция. В этих условиях бояре свергли Шуйского и постригли его в монахи. К власти пришло временное правительство - семибоярщина в составе 7 человек, во главе с боярином Мстиславским. Бояре решили пригласить на российский престол польского королевича Владислава. Москвичи ему присягнули. В целях защиты Кремля от самозванца, туда был пущен польский гарнизон.</text:p>
      <text:p text:style-name="P1"/>
      <text:p text:style-name="P1"><text:soft-page-break/>Первой внешнюю опасность осознала РПЦ в лице патриарха Гермогена. Несмотря на то, что поляки заточили его в темницу, он оттуда призывал русский народ объединиться и изгнать врага. Весной <text:span text:style-name="T2">1611 </text:span>в Рязани было создано первое народное ополчение под руководством Ляпунова и Трубецкого. Но, подойдя к стенам Китай-города, из-за внутренних противоречий вскоре распалось. Осенью <text:span text:style-name="T2">1611 </text:span>в Нижнем Новгороде было создано второе народное ополчение под предводительством Минина и Пожарского. Второе ополчение разгромило польский гарнизон и освободило Кремль <text:span text:style-name="T2">4.11.1612</text:span>. Этим событием завершается русская смута. В феврале <text:span text:style-name="T2">1613 </text:span>на земском соборе новым царем был избран Михаил Федорович Романов, от которого и пошла российская династия романовых. На царство был венчан в июне <text:span text:style-name="T2">1613</text:span>.</text:p>
      <text:p text:style-name="P1"/>
      <text:p text:style-name="P6">Последствия смуты</text:p>
      <text:list xml:id="list8565756565572730147" text:style-name="L2">
        <text:list-item>
          <text:p text:style-name="P3">народ отстоял независимость своей земли</text:p>
        </text:list-item>
        <text:list-item>
          <text:p text:style-name="P3">к власти пришла новая династия, что открыло путь к стабилизации</text:p>
        </text:list-item>
        <text:list-item>
          <text:p text:style-name="P3">политическое и экономическое разорение страны</text:p>
        </text:list-item>
        <text:list-item>
          <text:p text:style-name="P3">завершение юридического оформления крепостничества</text:p>
        </text:list-item>
        <text:list-item>
          <text:p text:style-name="P3">потеря выхода в Балтику и западных территорий со Смоленском</text:p>
        </text:list-item>
      </text:list>
      <text:p text:style-name="P1"/>
      <text:p text:style-name="P1"/>
      <text:p text:style-name="P6">Первые Романовы</text:p>
      <text:list xml:id="list5366330785650705313" text:style-name="L3">
        <text:list-item>
          <text:p text:style-name="P4">Михаил Федорович <text:span text:style-name="T2">1613-1645</text:span></text:p>
        </text:list-item>
        <text:list-item>
          <text:p text:style-name="P4">Алексей Михайлович <text:span text:style-name="T2">1645-1676</text:span></text:p>
        </text:list-item>
        <text:list-item>
          <text:p text:style-name="P4">Федор Алексеевич <text:span text:style-name="T2">1676-1682</text:span></text:p>
        </text:list-item>
        <text:list-item>
          <text:p text:style-name="P4">Петр I + Иван V (при регенстве Софьи) <text:span text:style-name="T2">1682-1689(1696)</text:span></text:p>
        </text:list-item>
      </text:list>
      <text:p text:style-name="P1"/>
      <text:p text:style-name="P1"/>
      <text:p text:style-name="Heading">Внешняя политика первых Романовых</text:p>
      <text:p text:style-name="P1">Несмотря на то, что в <text:span text:style-name="T2">1613</text:span> году к власти пришла новая династия, угроза дальнейшей интервенции со стороны Швеции и Польши сохранялась. В <text:span text:style-name="T2">1617 </text:span>Россия заключила со Швецией <text:span text:style-name="T4">Столбовский мир</text:span><text:span text:style-name="T5"> </text:span>- Великий Новгород был возвращен России, а выход в Балтику для нас был закрыт шведами (вплоть до Петра I). В <text:span text:style-name="T3">1618 </text:span>Михаил подписал с поляками <text:span text:style-name="T11">Деулинское перемирие</text:span>. Полякам остался Смоленск и Чернигово-северские земли. С <text:span text:style-name="T2">1632 </text:span>по <text:span text:style-name="T2">1634 </text:span>Россия вела Смоленскую войну. Смоленск вернуть не удалось, но уже король Владислав отказался от притязаний на российский престол. В <text:span text:style-name="T2">1654 </text:span>добровольно в состав России вошла Левобережная (Восточная) Украина. Это вхождение вызвало длительную русско-польскую войну (<text:span text:style-name="T2">1654-1667</text:span>). По итогам этой войны в <text:span text:style-name="T2">1686 </text:span>был заключен "вечный" мир с Польшей, по которому за Россией закреплялись левобережная Украина с Киевом и Запорожье. С <text:span text:style-name="T2">1658-1661 </text:span>шла русско-шведская война за возвращение балтийского побережья (неудачная). При Романовых в состав России вошла вся восточная Сибирь вплоть до дальнего востока. Во внутренней политике перед первыми Романовыми стояли следующие задачи: </text:p>
      <text:list xml:id="list5057907441535078589" text:style-name="L4">
        <text:list-item>
          <text:p text:style-name="P5">экономическое восстановление страны, пополнение казны</text:p>
        </text:list-item>
        <text:list-item>
          <text:p text:style-name="P5">укрепление власти в центре и на местах</text:p>
        </text:list-item>
        <text:list-item>
          <text:p text:style-name="P5">укрепление вооруженных сил страны</text:p>
        </text:list-item>
        <text:list-item>
          <text:p text:style-name="P5">поддержка дворянского сословия, как основной опоры власти</text:p>
        </text:list-item>
      </text:list>
      <text:p text:style-name="P1"/>
      <text:p text:style-name="P1">Поскольку налоговая система была полнстью разрушена, налоги собирали с торгов и промыслов, так называемые <text:span text:style-name="T4">"пятинные деньги"</text:span>. После того, как все земли переписали, стали собирать налоги с земли. Экономика к середине XVII века имела устойчивый феодально-крепостнический характер, однако, в ней стали пробивать себе дорогу новые экономические явления (см. в учебнике на стр. 59-60). После смуты власть в стране восстановилась в форме <text:soft-page-break/>сословно-представительной монархии (часто созывались земские соборы, Мих.Фёд. постоянно советовался с боярской думой, земское самоуправление на местах), но в середине XVII века начался переход к абсолютной монархии (в чем это проявилось - с.60-6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1T22:17:18.873489921</meta:creation-date>
    <dc:date>2015-10-01T22:26:07.778044318</dc:date>
    <dc:creator>Тимур Майзенберг</dc:creator>
    <meta:editing-duration>PT8M49S</meta:editing-duration>
    <meta:editing-cycles>1</meta:editing-cycles>
    <meta:document-statistic meta:table-count="0" meta:image-count="0" meta:object-count="0" meta:page-count="3" meta:paragraph-count="27" meta:word-count="938" meta:character-count="6574" meta:non-whitespace-character-count="5676"/>
    <meta:generator>LibreOffice/4.3.3.2$Linux_x86 LibreOffice_project/430m0$Build-2</meta:generator>
  </office:meta>
</office:document-meta>
</file>